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0a56b" officeooo:paragraph-rsid="0010a56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1972c" officeooo:paragraph-rsid="0011972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2661d9" officeooo:paragraph-rsid="0028b722" style:font-weight-asian="normal" style:font-weight-complex="normal"/>
    </style:style>
    <style:style style:name="P4" style:family="paragraph" style:parent-style-name="Standard" style:list-style-name="L1">
      <style:text-properties officeooo:paragraph-rsid="0011972c"/>
    </style:style>
    <style:style style:name="P5" style:family="paragraph" style:parent-style-name="Standard" style:list-style-name="L1">
      <style:text-properties officeooo:rsid="00136a1e" officeooo:paragraph-rsid="00136a1e"/>
    </style:style>
    <style:style style:name="P6" style:family="paragraph" style:parent-style-name="Standard" style:list-style-name="L2">
      <style:text-properties officeooo:paragraph-rsid="0015cd8f"/>
    </style:style>
    <style:style style:name="P7" style:family="paragraph" style:parent-style-name="Standard" style:list-style-name="L3">
      <style:text-properties officeooo:paragraph-rsid="0015cd8f"/>
    </style:style>
    <style:style style:name="P8" style:family="paragraph" style:parent-style-name="Standard" style:list-style-name="L3">
      <style:text-properties officeooo:paragraph-rsid="001f1f34"/>
    </style:style>
    <style:style style:name="P9" style:family="paragraph" style:parent-style-name="Standard" style:list-style-name="L3">
      <style:text-properties style:text-underline-style="none" fo:font-weight="normal" officeooo:rsid="0015cd8f" officeooo:paragraph-rsid="0015cd8f" style:font-weight-asian="normal" style:font-weight-complex="normal"/>
    </style:style>
    <style:style style:name="P10" style:family="paragraph" style:parent-style-name="Standard" style:list-style-name="L3">
      <style:text-properties style:text-underline-style="none" fo:font-weight="normal" officeooo:rsid="001764ef" officeooo:paragraph-rsid="001764ef" style:font-weight-asian="normal" style:font-weight-complex="normal"/>
    </style:style>
    <style:style style:name="P11" style:family="paragraph" style:parent-style-name="Standard" style:list-style-name="L3">
      <style:text-properties style:text-underline-style="none" fo:font-weight="normal" officeooo:rsid="001abd42" officeooo:paragraph-rsid="001abd42" style:font-weight-asian="normal" style:font-weight-complex="normal"/>
    </style:style>
    <style:style style:name="P12" style:family="paragraph" style:parent-style-name="Standard" style:list-style-name="L3">
      <style:text-properties style:text-underline-style="none" fo:font-weight="normal" officeooo:rsid="001abd42" officeooo:paragraph-rsid="001b716a" style:font-weight-asian="normal" style:font-weight-complex="normal"/>
    </style:style>
    <style:style style:name="P13" style:family="paragraph" style:parent-style-name="Standard" style:list-style-name="L3">
      <style:text-properties style:text-underline-style="none" fo:font-weight="normal" officeooo:rsid="001af9c0" officeooo:paragraph-rsid="001af9c0" style:font-weight-asian="normal" style:font-weight-complex="normal"/>
    </style:style>
    <style:style style:name="P14" style:family="paragraph" style:parent-style-name="Standard" style:list-style-name="L3">
      <style:text-properties style:text-underline-style="none" fo:font-weight="normal" officeooo:rsid="001af9c0" officeooo:paragraph-rsid="001b716a" style:font-weight-asian="normal" style:font-weight-complex="normal"/>
    </style:style>
    <style:style style:name="P15" style:family="paragraph" style:parent-style-name="Standard" style:list-style-name="L3">
      <style:text-properties style:text-underline-style="none" fo:font-weight="normal" officeooo:rsid="001d2c6b" officeooo:paragraph-rsid="001edca4" style:font-weight-asian="normal" style:font-weight-complex="normal"/>
    </style:style>
    <style:style style:name="P16" style:family="paragraph" style:parent-style-name="Standard" style:list-style-name="L3">
      <style:text-properties style:text-underline-style="none" fo:font-weight="normal" officeooo:rsid="001d2c6b" officeooo:paragraph-rsid="001ee811" style:font-weight-asian="normal" style:font-weight-complex="normal"/>
    </style:style>
    <style:style style:name="P17" style:family="paragraph" style:parent-style-name="Standard" style:list-style-name="L3">
      <style:text-properties style:text-underline-style="none" fo:font-weight="normal" officeooo:rsid="001d2c6b" officeooo:paragraph-rsid="001f1f34" style:font-weight-asian="normal" style:font-weight-complex="normal"/>
    </style:style>
    <style:style style:name="P18" style:family="paragraph" style:parent-style-name="Standard" style:list-style-name="L3">
      <style:text-properties style:text-underline-style="none" fo:font-weight="normal" officeooo:rsid="0020746c" officeooo:paragraph-rsid="0020746c" style:font-weight-asian="normal" style:font-weight-complex="normal"/>
    </style:style>
    <style:style style:name="P19" style:family="paragraph" style:parent-style-name="Standard" style:list-style-name="L3">
      <style:text-properties style:text-underline-style="none" fo:font-weight="normal" officeooo:rsid="0020746c" officeooo:paragraph-rsid="002661d9" style:font-weight-asian="normal" style:font-weight-complex="normal"/>
    </style:style>
    <style:style style:name="P20" style:family="paragraph" style:parent-style-name="Standard" style:list-style-name="L3">
      <style:text-properties style:text-underline-style="none" fo:font-weight="normal" officeooo:rsid="002661d9" officeooo:paragraph-rsid="0028b722" style:font-weight-asian="normal" style:font-weight-complex="normal"/>
    </style:style>
    <style:style style:name="P21" style:family="paragraph" style:parent-style-name="Standard" style:list-style-name="L3">
      <style:text-properties style:text-underline-style="none" fo:font-weight="normal" officeooo:rsid="0028b722" officeooo:paragraph-rsid="0028b722" style:font-weight-asian="normal" style:font-weight-complex="normal"/>
    </style:style>
    <style:style style:name="P22" style:family="paragraph" style:parent-style-name="Standard" style:list-style-name="L3">
      <style:text-properties style:text-underline-style="none" fo:font-weight="normal" officeooo:rsid="00293594" officeooo:paragraph-rsid="00293594" style:font-weight-asian="normal" style:font-weight-complex="normal"/>
    </style:style>
    <style:style style:name="P23" style:family="paragraph" style:parent-style-name="Standard" style:list-style-name="L3">
      <style:text-properties style:text-underline-style="none" fo:font-weight="bold" officeooo:rsid="0015cd8f" officeooo:paragraph-rsid="0015cd8f" style:font-weight-asian="bold" style:font-weight-complex="bold"/>
    </style:style>
    <style:style style:name="P24" style:family="paragraph" style:parent-style-name="Standard" style:list-style-name="L3">
      <style:text-properties style:text-underline-style="none" fo:font-weight="bold" officeooo:rsid="0015cd8f" officeooo:paragraph-rsid="001f1f34" style:font-weight-asian="bold" style:font-weight-complex="bold"/>
    </style:style>
    <style:style style:name="P25" style:family="paragraph" style:parent-style-name="Standard" style:list-style-name="L3">
      <style:text-properties style:text-underline-style="none" fo:font-weight="bold" officeooo:rsid="001764ef" officeooo:paragraph-rsid="001764ef" style:font-weight-asian="bold" style:font-weight-complex="bold"/>
    </style:style>
    <style:style style:name="P26" style:family="paragraph" style:parent-style-name="Standard" style:list-style-name="L3">
      <style:text-properties style:text-underline-style="none" fo:font-weight="bold" officeooo:rsid="001abd42" officeooo:paragraph-rsid="001abd42" style:font-weight-asian="bold" style:font-weight-complex="bold"/>
    </style:style>
    <style:style style:name="P27" style:family="paragraph" style:parent-style-name="Standard" style:list-style-name="L3">
      <style:text-properties style:text-underline-style="none" fo:font-weight="bold" officeooo:rsid="001abd42" officeooo:paragraph-rsid="001b716a" style:font-weight-asian="bold" style:font-weight-complex="bold"/>
    </style:style>
    <style:style style:name="P28" style:family="paragraph" style:parent-style-name="Standard" style:list-style-name="L3">
      <style:text-properties style:text-underline-style="none" fo:font-weight="bold" officeooo:rsid="001b5af1" officeooo:paragraph-rsid="001af9c0" style:font-weight-asian="bold" style:font-weight-complex="bold"/>
    </style:style>
    <style:style style:name="P29" style:family="paragraph" style:parent-style-name="Standard" style:list-style-name="L3">
      <style:text-properties style:text-underline-style="none" fo:font-weight="bold" officeooo:rsid="001b5af1" officeooo:paragraph-rsid="001b716a" style:font-weight-asian="bold" style:font-weight-complex="bold"/>
    </style:style>
    <style:style style:name="P30" style:family="paragraph" style:parent-style-name="Standard" style:list-style-name="L3">
      <style:text-properties style:text-underline-style="none" fo:font-weight="bold" officeooo:rsid="001edca4" officeooo:paragraph-rsid="001ee811" style:font-weight-asian="bold" style:font-weight-complex="bold"/>
    </style:style>
    <style:style style:name="P31" style:family="paragraph" style:parent-style-name="Standard" style:list-style-name="L3">
      <style:text-properties style:text-underline-style="none" fo:font-weight="bold" officeooo:rsid="0020746c" officeooo:paragraph-rsid="0020746c" style:font-weight-asian="bold" style:font-weight-complex="bold"/>
    </style:style>
    <style:style style:name="P32" style:family="paragraph" style:parent-style-name="Standard" style:list-style-name="L3">
      <style:text-properties style:text-underline-style="none" fo:font-weight="bold" officeooo:rsid="002661d9" officeooo:paragraph-rsid="002661d9" style:font-weight-asian="bold" style:font-weight-complex="bold"/>
    </style:style>
    <style:style style:name="P33" style:family="paragraph" style:parent-style-name="Standard" style:list-style-name="L3">
      <style:text-properties style:text-underline-style="none" fo:font-weight="bold" officeooo:rsid="0028b722" officeooo:paragraph-rsid="0028b722" style:font-weight-asian="bold" style:font-weight-complex="bold"/>
    </style:style>
    <style:style style:name="P34" style:family="paragraph" style:parent-style-name="Standard" style:list-style-name="L3">
      <style:text-properties style:text-underline-style="none" fo:font-weight="bold" officeooo:rsid="00293594" officeooo:paragraph-rsid="00293594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1972c" style:font-weight-asian="normal" style:font-weight-complex="normal"/>
    </style:style>
    <style:style style:name="T3" style:family="text">
      <style:text-properties style:text-underline-style="none" fo:font-weight="normal" officeooo:rsid="0015cd8f" style:font-weight-asian="normal" style:font-weight-complex="normal"/>
    </style:style>
    <style:style style:name="T4" style:family="text">
      <style:text-properties style:text-underline-style="none" fo:font-weight="normal" officeooo:rsid="001fff68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11972c" style:font-weight-asian="bold" style:font-weight-complex="bold"/>
    </style:style>
    <style:style style:name="T7" style:family="text">
      <style:text-properties style:text-underline-style="none" fo:font-weight="bold" officeooo:rsid="0015cd8f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5af1" style:font-weight-asian="bold" style:font-weight-complex="bold"/>
    </style:style>
    <style:style style:name="T10" style:family="text">
      <style:text-properties fo:font-weight="bold" officeooo:rsid="001b716a" style:font-weight-asian="bold" style:font-weight-complex="bold"/>
    </style:style>
    <style:style style:name="T11" style:family="text">
      <style:text-properties fo:font-weight="bold" officeooo:rsid="001edca4" style:font-weight-asian="bold" style:font-weight-complex="bold"/>
    </style:style>
    <style:style style:name="T12" style:family="text">
      <style:text-properties fo:font-weight="bold" officeooo:rsid="0015cd8f" style:font-weight-asian="bold" style:font-weight-complex="bold"/>
    </style:style>
    <style:style style:name="T13" style:family="text">
      <style:text-properties fo:font-weight="bold" officeooo:rsid="001fff68" style:font-weight-asian="bold" style:font-weight-complex="bold"/>
    </style:style>
    <style:style style:name="T14" style:family="text">
      <style:text-properties fo:font-weight="bold" officeooo:rsid="002661d9" style:font-weight-asian="bold" style:font-weight-complex="bold"/>
    </style:style>
    <style:style style:name="T15" style:family="text">
      <style:text-properties fo:font-weight="bold" officeooo:rsid="0028b722" style:font-weight-asian="bold" style:font-weight-complex="bold"/>
    </style:style>
    <style:style style:name="T16" style:family="text">
      <style:text-properties officeooo:rsid="0015cd8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ff68" style:font-weight-asian="normal" style:font-weight-complex="normal"/>
    </style:style>
    <style:style style:name="T19" style:family="text">
      <style:text-properties officeooo:rsid="0018f4e7"/>
    </style:style>
    <style:style style:name="T20" style:family="text">
      <style:text-properties officeooo:rsid="001b5af1"/>
    </style:style>
    <style:style style:name="T21" style:family="text">
      <style:text-properties officeooo:rsid="001b716a"/>
    </style:style>
    <style:style style:name="T22" style:family="text">
      <style:text-properties officeooo:rsid="001edca4"/>
    </style:style>
    <style:style style:name="T23" style:family="text">
      <style:text-properties officeooo:rsid="002661d9"/>
    </style:style>
    <style:style style:name="T24" style:family="text">
      <style:text-properties officeooo:rsid="00277429"/>
    </style:style>
    <style:style style:name="T25" style:family="text">
      <style:text-properties officeooo:rsid="0028b722"/>
    </style:style>
    <style:style style:name="T26" style:family="text">
      <style:text-properties officeooo:rsid="002ab40e"/>
    </style:style>
    <style:style style:name="T27" style:family="text">
      <style:text-properties officeooo:rsid="002c0ef8"/>
    </style:style>
    <style:style style:name="T28" style:family="text">
      <style:text-properties officeooo:rsid="002c3c21"/>
    </style:style>
    <style:style style:name="T29" style:family="text">
      <style:text-properties officeooo:rsid="002da9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er task 01 : Assignment Response: <text:tab/><text:span text:style-name="T26">Malvern Dongeni</text:span></text:p>
      <text:p text:style-name="P1"/>
      <text:list xml:id="list4075318020701804142" text:style-name="L1">
        <text:list-item>
          <text:p text:style-name="P4"><text:span text:style-name="T6">module</text:span><text:span text:style-name="T2"><text:tab/><text:tab/><text:tab/><text:tab/><text:tab/>econet-utils</text:span></text:p>
          <text:p text:style-name="P5"><text:span text:style-name="T6">c</text:span><text:span text:style-name="T5">lass<text:tab/></text:span><text:span text:style-name="T1"><text:tab/><text:tab/><text:tab/><text:tab/><text:tab/>MobileNumberUtils</text:span></text:p>
        </text:list-item>
      </text:list>
      <text:p text:style-name="P2"><text:tab/><text:span text:style-name="T23">b</text:span><text:span text:style-name="T8">ug</text:span></text:p>
      <text:p text:style-name="P2"><text:span text:style-name="T8"><text:tab/>private final Logger</text:span> ... was fixed to <text:span text:style-name="T8">private final static Logger </text:span>... <text:s text:c="2"/>after the following <text:tab/>error was displayed &gt; non static variable Logger cannot be referenced from a static context.</text:p>
      <text:p text:style-name="P2"/>
      <text:list xml:id="list3473671205731014741" text:style-name="L2">
        <text:list-item>
          <text:p text:style-name="P6"><text:span text:style-name="T7">Module</text:span><text:span text:style-name="T3"><text:tab/><text:tab/><text:tab/><text:tab/><text:tab/>econet-utils</text:span></text:p>
        </text:list-item>
      </text:list>
      <text:list xml:id="list8355107830075488356" text:style-name="L3">
        <text:list-header>
          <text:p text:style-name="P9"><text:span text:style-name="T8">class</text:span><text:tab/><text:tab/><text:tab/><text:tab/><text:tab/><text:tab/>ResponseCode</text:p>
          <text:p text:style-name="P23"><text:span text:style-name="T23">b</text:span>ug</text:p>
          <text:p text:style-name="P9">programming logic use of local variable <text:span text:style-name="T8">code (code=code)</text:span>without being initialised hence <text:span text:style-name="T27">variable</text:span> was changed <text:span text:style-name="T28">so that it </text:span>point<text:span text:style-name="T28">s</text:span> to <text:span text:style-name="T28">an</text:span> instance variable using <text:span text:style-name="T8">this.code=code.</text:span></text:p>
          <text:p text:style-name="P23"/>
        </text:list-header>
        <text:list-item>
          <text:p text:style-name="P7"><text:span text:style-name="T7">Module<text:tab/><text:tab/><text:tab/><text:tab/><text:tab/></text:span><text:span text:style-name="T3">intelligent-network-api</text:span></text:p>
          <text:p text:style-name="P23">class<text:tab/><text:tab/><text:tab/><text:tab/><text:tab/><text:tab/><text:span text:style-name="T18">log4j2.xml</text:span></text:p>
          <text:p text:style-name="P23"><text:span text:style-name="T23">b</text:span>ug</text:p>
          <text:p text:style-name="P9">logging file path was set to an absolute path <text:span text:style-name="T8">/data/logs/intelligent-network-api</text:span> hence the application was failing to create necessary folders and files.solution was to change path to relative path <text:span text:style-name="T8">data/logs/intelligent-network-api.</text:span></text:p>
          <text:p text:style-name="P23"/>
        </text:list-item>
        <text:list-item>
          <text:p text:style-name="P25">Module<text:tab/><text:tab/><text:tab/><text:tab/><text:tab/><text:span text:style-name="T17">electronic-payments-business</text:span></text:p>
          <text:p text:style-name="P25">class<text:tab/><text:tab/><text:tab/><text:tab/><text:tab/><text:tab/><text:span text:style-name="T17">PartnerCodeValidatorImpl</text:span></text:p>
          <text:p text:style-name="P25">bug</text:p>
          <text:p text:style-name="P10">Programming logic <text:span text:style-name="T8">this(super). </text:span>Code was changed to call no-argument constructor from the Object class <text:span text:style-name="T29">using</text:span> <text:span text:style-name="T8">super().</text:span><text:span text:style-name="T19">This code can be omitted the compiler will add one for us.</text:span></text:p>
          <text:p text:style-name="P10"/>
        </text:list-item>
        <text:list-item>
          <text:p text:style-name="P11"><text:span text:style-name="T8">Module</text:span><text:tab/><text:tab/><text:tab/><text:tab/><text:tab/>electronic-payments-business</text:p>
          <text:p text:style-name="P11"><text:span text:style-name="T8">class</text:span><text:span text:style-name="T10">e<text:tab/></text:span><text:tab/><text:tab/><text:tab/><text:tab/><text:tab/>Credit<text:span text:style-name="T21">s</text:span>ServiceImpl </text:p>
          <text:p text:style-name="P26">bug</text:p>
          <text:p text:style-name="P13">Progamming logic error on the following method <text:span text:style-name="T8">SubcriberRequestDao.persist </text:span>and <text:span text:style-name="T8">SubscriberRequestDao.update.</text:span><text:span text:style-name="T20">The solution was to change both methods to </text:span><text:span text:style-name="T9">SubscriberRequestDao.save </text:span><text:span text:style-name="T20">and </text:span><text:span text:style-name="T9">SubscriberRequestDao.flush.</text:span></text:p>
          <text:p text:style-name="P28"/>
        </text:list-item>
        <text:list-item>
          <text:p text:style-name="P12"><text:span text:style-name="T8">Module</text:span><text:tab/><text:tab/><text:tab/><text:tab/><text:tab/>electronic-payments-business</text:p>
          <text:p text:style-name="P12"><text:span text:style-name="T8">class</text:span><text:span text:style-name="T10">e<text:tab/></text:span><text:tab/><text:tab/><text:tab/><text:tab/><text:tab/><text:span text:style-name="T21">Enquiries</text:span>ServiceImpl </text:p>
          <text:p text:style-name="P27">bug</text:p>
          <text:p text:style-name="P14"><text:span text:style-name="T20">Progamming logic error on the following method</text:span><text:span text:style-name="T9"> SubcriberRequestDao.persist </text:span><text:span text:style-name="T20">and </text:span><text:span text:style-name="T9">SubscriberRequestDao.update.</text:span><text:span text:style-name="T20">The solution was to change both methods to</text:span><text:span text:style-name="T9"> SubscriberRequestDao.save </text:span><text:span text:style-name="T20">and</text:span><text:span text:style-name="T9"> SubscriberRequestDao.flush.</text:span></text:p>
          <text:p text:style-name="P29"/>
        </text:list-item>
        <text:list-item>
          <text:p text:style-name="P15"><text:span text:style-name="T9">M</text:span><text:span text:style-name="T8">odule<text:tab/><text:tab/><text:tab/><text:tab/><text:tab/></text:span><text:span text:style-name="T22">electronic-payments-api</text:span></text:p>
          <text:p text:style-name="P15"><text:span text:style-name="T11">class<text:tab/><text:tab/><text:tab/><text:tab/><text:tab/><text:tab/></text:span><text:span text:style-name="T22">EpayResourcesIT</text:span></text:p>
          <text:p text:style-name="P15"><text:span text:style-name="T14">b</text:span><text:span text:style-name="T11">ug</text:span></text:p>
          <text:p text:style-name="P16"><text:span text:style-name="T22">Programming logic query pointing to non existance entity </text:span><text:span text:style-name="T11">Request </text:span><text:span text:style-name="T22">instead of </text:span><text:span text:style-name="T11">request.</text:span></text:p>
          <text:p text:style-name="P30"/>
        </text:list-item>
        <text:list-item>
          <text:p text:style-name="P8"><text:span text:style-name="T7">Module<text:tab/><text:tab/><text:tab/><text:tab/><text:tab/></text:span><text:span text:style-name="T4">electronic-payments-api</text:span></text:p>
          <text:p text:style-name="P24">class<text:tab/><text:tab/><text:tab/><text:tab/><text:tab/><text:tab/><text:span text:style-name="T18">log4j2.xml</text:span></text:p>
          <text:p text:style-name="P24"><text:span text:style-name="T23">b</text:span>ug</text:p>
          <text:p text:style-name="P17"><text:span text:style-name="T16">logging file path was set to an absolute path </text:span><text:span text:style-name="T12">/data/logs/</text:span><text:span text:style-name="T13">electronic-payments</text:span><text:span text:style-name="T12">-api</text:span><text:span text:style-name="T16"> hence the application was failing to create necessary folders and files.solution was to change path to relative path </text:span><text:span text:style-name="T12">data/logs/</text:span><text:span text:style-name="T13">electronic-payments</text:span><text:span text:style-name="T12">-api.</text:span><text:tab/><text:tab/><text:tab/><text:tab/><text:tab/></text:p>
        </text:list-item>
        <text:list-item>
          <text:p text:style-name="P18"><text:soft-page-break/><text:span text:style-name="T8">Module</text:span><text:tab/><text:tab/><text:tab/><text:tab/><text:tab/>electronic-payments-api</text:p>
          <text:p text:style-name="P18"><text:span text:style-name="T8">class</text:span><text:tab/><text:tab/><text:tab/><text:tab/><text:tab/><text:tab/>EpayResource</text:p>
          <text:p text:style-name="P31"><text:span text:style-name="T23">b</text:span>ug</text:p>
          <text:p text:style-name="P19">NullPointerException due to the following fields <text:span text:style-name="T8">private EpayRequestProcessor </text:span>and <text:span text:style-name="T8">private ReportingProcessor.</text:span>solution was to add <text:span text:style-name="T8">@Autowired</text:span> annotation on both fields.</text:p>
          <text:p text:style-name="P19"/>
        </text:list-item>
        <text:list-item>
          <text:p text:style-name="P19"><text:span text:style-name="T14">Module<text:tab/><text:tab/><text:tab/><text:tab/><text:tab/></text:span><text:span text:style-name="T23">electronic-payments-api</text:span></text:p>
          <text:p text:style-name="P19"><text:span text:style-name="T14">class</text:span><text:span text:style-name="T23"><text:tab/><text:tab/><text:tab/><text:tab/><text:tab/><text:tab/>EpayResource</text:span></text:p>
          <text:p text:style-name="P32">bug</text:p>
          <text:p text:style-name="P20">missing path variable on <text:span text:style-name="T8">partnerCode</text:span> variable <text:span text:style-name="T24">declared inside enquireBalance method</text:span>.solution was to add <text:span text:style-name="T8">@PathVariable(“partnerCode”)</text:span>.</text:p>
        </text:list-item>
      </text:list>
      <text:p text:style-name="P3"/>
      <text:list xml:id="list205808038647663" text:continue-numbering="true" text:style-name="L3">
        <text:list-item>
          <text:p text:style-name="P20"><text:span text:style-name="T15">Module</text:span><text:span text:style-name="T25"><text:tab/><text:tab/><text:tab/><text:tab/><text:tab/>intelligent-network-api</text:span></text:p>
          <text:p text:style-name="P21"><text:span text:style-name="T8">class</text:span><text:tab/><text:tab/><text:tab/><text:tab/><text:tab/><text:tab/>IntelligentNetworkService(interface)</text:p>
          <text:p text:style-name="P33">bug</text:p>
          <text:p text:style-name="P21">missing webParam on <text:span text:style-name="T8">partnerCode</text:span> variable.solution was to add <text:span text:style-name="T8">@WebParam(name=”partnerCode”)</text:span>.</text:p>
          <text:p text:style-name="P21"/>
        </text:list-item>
        <text:list-item>
          <text:p text:style-name="P34">Module<text:tab/><text:tab/><text:tab/><text:tab/><text:tab/><text:span text:style-name="T17">intelligent-network-api</text:span></text:p>
          <text:p text:style-name="P34">class<text:span text:style-name="T17"><text:tab/><text:tab/><text:tab/><text:tab/><text:tab/><text:tab/>IntelligentNetworkServiceImpl</text:span></text:p>
          <text:p text:style-name="P34">bug</text:p>
          <text:p text:style-name="P22">SOAP binding was set to 1.2 version which returns soap/xml format.log files shows that output was supposed to be text/xml. Hence SOAP binding was changed from <text:span text:style-name="T8">SOAPBinding.SOAP12HTTP_BINDING </text:span><text:s/>to <text:span text:style-name="T8"><text:s/>SOAPBinding.SOAP11HTTP_BINDING.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ZW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8:20:46.878926655</meta:creation-date>
    <dc:date>2018-05-06T20:57:50.830906093</dc:date>
    <meta:editing-duration>PT1H22M31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342" meta:character-count="2988" meta:non-whitespace-character-count="2584"/>
  </office:meta>
</office:document-meta>
</file>